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outline1">
      <style:graphic-properties fo:min-height="12.18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PiSTL</text:span></text:p>
            <text:p text:style-name="P1"><text:span text:style-name="T1">Pi-Injector</text:span></text:p>
            <text:p text:style-name="P1"/>
            <text:p text:style-name="P1"/>
            <text:p text:style-name="P1">Thibaut Fleury, Sabri Labassi, Antoine Lavai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résentation du sujet</text:p>
              </text:list-item>
              <text:list-item>
                <text:p>Technologies et outils utilisés</text:p>
              </text:list-item>
              <text:list-item>
                <text:p>Architecture de l'application</text:p>
              </text:list-item>
              <text:list-item>
                <text:p>Exemple d'utilisation</text:p>
              </text:list-item>
              <text:list-item>
                <text:p>Exploitation des résulta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ésentation du projet</text:p>
          </draw:text-box>
        </draw:frame>
        <draw:frame presentation:style-name="pr5" draw:layer="layout" svg:width="25.199cm" svg:height="12.812cm" svg:x="1.4cm" svg:y="4.914cm" presentation:class="outline" presentation:user-transformed="true">
          <draw:text-box>
            <text:list text:style-name="L2">
              <text:list-item>
                <text:p>Objectifs</text:p>
                <text:list>
                  <text:list-item>
                    <text:p>Lancer des tests de charge configurables</text:p>
                  </text:list-item>
                  <text:list-item>
                    <text:p>Utiliser des Raspberry Pi comme injecteurs</text:p>
                  </text:list-item>
                </text:list>
              </text:list-item>
              <text:list-item>
                <text:p>Exigences</text:p>
                <text:list>
                  <text:list-item>
                    <text:p>Implémenter le protocole LDAP</text:p>
                  </text:list-item>
                  <text:list-item>
                    <text:p>Fournir un moyen d'évaluer les performances sur le serveur</text:p>
                  </text:list-item>
                  <text:list-item>
                    <text:p>Les outils inclus au projet doivent respecter la licence Apache 2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ies et outils utilisés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chitecture de l'application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mple d'utilisation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ploitation des résultats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30M2S</meta:editing-duration>
    <meta:editing-cycles>6</meta:editing-cycles>
    <meta:generator>LibreOffice/4.2.8.2$Windows_x86 LibreOffice_project/48d50dbfc06349262c9d50868e5c1f630a573ebd</meta:generator>
    <dc:date>2015-01-27T21:04:31.924000000</dc:date>
    <meta:document-statistic meta:object-count="52"/>
  </office:meta>
</office:document-meta>
</file>